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E80ACF9A0AF2336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TeX Gyre Termes Math" svg:font-family="'TeX Gyre Termes Math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000000" style:font-name="TeX Gyre Termes Math" fo:font-size="42.7000007629395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000000" style:font-name="TeX Gyre Termes Math" fo:font-size="32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001cm" svg:height="21cm" svg:x="0.935cm" svg:y="0cm">
          <draw:image xlink:href="Pictures/100000000000032000000258E80ACF9A0AF23366.jpg" xlink:type="simple" xlink:show="embed" xlink:actuate="onLoad" loext:mime-type="image/jpeg">
            <text:p/>
          </draw:image>
        </draw:frame>
        <draw:line draw:style-name="gr2" draw:text-style-name="P1" draw:layer="layout" svg:x1="22cm" svg:y1="9.4cm" svg:x2="20.6cm" svg:y2="5.8cm">
          <text:p/>
        </draw:line>
        <draw:line draw:style-name="gr2" draw:text-style-name="P1" draw:layer="layout" svg:x1="14.535cm" svg:y1="18cm" svg:x2="15.4cm" svg:y2="15cm">
          <text:p/>
        </draw:line>
        <draw:frame draw:style-name="gr3" draw:text-style-name="P2" draw:layer="layout" svg:width="7.425cm" svg:height="2.513cm" svg:x="12.4cm" svg:y="12.687cm">
          <draw:text-box>
            <text:p><text:span text:style-name="T1">Agglomerated SiC particles</text:span></text:p>
          </draw:text-box>
        </draw:frame>
        <draw:frame draw:style-name="gr4" draw:text-style-name="P2" draw:layer="layout" svg:width="8.698cm" svg:height="1.4cm" svg:x="2.302cm" svg:y="6.4cm">
          <draw:text-box>
            <text:p><text:span text:style-name="T1">Eutectic phases</text:span></text:p>
          </draw:text-box>
        </draw:frame>
        <draw:line draw:style-name="gr2" draw:text-style-name="P1" draw:layer="layout" svg:x1="7cm" svg:y1="6cm" svg:x2="5.2cm" svg:y2="6.4cm">
          <text:p/>
        </draw:line>
        <draw:line draw:style-name="gr2" draw:text-style-name="P1" draw:layer="layout" svg:x1="5.6cm" svg:y1="12.6cm" svg:x2="5cm" svg:y2="15.6cm">
          <text:p/>
        </draw:line>
        <draw:frame draw:style-name="gr5" draw:text-style-name="P2" draw:layer="layout" svg:width="6.364cm" svg:height="3.351cm" svg:x="2.236cm" svg:y="15.449cm">
          <draw:text-box>
            <text:p><text:span text:style-name="T1">Aluminium dendrite</text:span></text:p>
          </draw:text-box>
        </draw:frame>
        <draw:frame draw:style-name="gr3" draw:text-style-name="P2" draw:layer="layout" svg:width="7.425cm" svg:height="2.513cm" svg:x="13.4cm" svg:y="4.887cm">
          <draw:text-box>
            <text:p><text:span text:style-name="T1">Individual SiC particles</text:span></text:p>
          </draw:text-box>
        </draw:frame>
        <draw:line draw:style-name="gr2" draw:text-style-name="P1" draw:layer="layout" svg:x1="3cm" svg:y1="5.2cm" svg:x2="5.2cm" svg:y2="6.4cm">
          <text:p/>
        </draw:line>
        <draw:line draw:style-name="gr2" draw:text-style-name="P1" draw:layer="layout" svg:x1="22.2cm" svg:y1="7.8cm" svg:x2="20.587cm" svg:y2="5.787cm">
          <text:p/>
        </draw:line>
        <draw:line draw:style-name="gr2" draw:text-style-name="P1" draw:layer="layout" svg:x1="25.2cm" svg:y1="4.8cm" svg:x2="20.574cm" svg:y2="5.774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TeX Gyre Termes Math" svg:font-family="'TeX Gyre Termes Math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23:48:53.174067839</meta:creation-date>
    <dc:date>2022-04-01T00:25:58.729816387</dc:date>
    <meta:editing-duration>PT10M46S</meta:editing-duration>
    <meta:editing-cycles>2</meta:editing-cycles>
    <meta:generator>LibreOffice/6.4.7.2$Linux_X86_64 LibreOffice_project/40$Build-2</meta:generator>
    <meta:document-statistic meta:object-count="35"/>
  </office:meta>
</office:document-meta>
</file>